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8"/>
          <table:table-cell office:value-type="string" calcext:value-type="string">
            <text:p>p3</text:p>
          </table:table-cell>
          <table:table-cell office:value-type="string" calcext:value-type="string">
            <text:p>AAA</text:p>
          </table:table-cell>
          <table:table-cell table:number-columns-repeated="7"/>
          <table:table-cell table:style-name="ce66" office:value-type="string" calcext:value-type="string">
            <text:p>p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5"/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4"/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19"/>
          <table:table-cell table:style-name="ce66" table:number-columns-repeated="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A</text:p>
          </table:table-cell>
          <table:table-cell table:style-name="ce65"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number-columns-repeated="3"/>
          <table:table-cell table:style-name="ce66"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table:style-name="ce66" office:value-type="string" calcext:value-type="string">
            <text:p>AA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3"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5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4" table:style-name="ce66" office:value-type="string" calcext:value-type="string">
            <text:p>A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5"/>
          <table:table-cell table:style-name="ce66" table:number-columns-repeated="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style-name="Default" table:number-columns-repeated="7"/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18DT6H42M6S</meta:editing-duration>
    <meta:editing-cycles>224</meta:editing-cycles>
    <meta:generator>LibreOffice/7.6.2.1$Windows_X86_64 LibreOffice_project/56f7684011345957bbf33a7ee678afaf4d2ba333</meta:generator>
    <dc:date>2025-01-11T16:04:28.420000000</dc:date>
    <meta:document-statistic meta:table-count="15" meta:cell-count="5725" meta:object-count="0"/>
  </office:meta>
</office:document-meta>
</file>